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fff12" style:text-outline="false" style:text-line-through-style="none" style:text-line-through-type="none" style:font-name="Andale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achineLearning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http://bestofml.com/</text:p>
          </table:table-cell>
        </table:table-row>
      </table:table>
      <table:table table:name="Geo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inequality.media.mit.edu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</table:table-row>
        <table:table-row table:style-name="ro2">
          <table:table-cell/>
        </table:table-row>
        <table:table-row table:style-name="ro3">
          <table:table-cell table:style-name="ce1" office:value-type="string" calcext:value-type="string">
            <text:p>http://www.geoportail.gouv.fr/depot/api/tutoriel/WMTS_QGIS.pdf</text:p>
          </table:table-cell>
        </table:table-row>
        <table:table-row table:style-name="ro2">
          <table:table-cell office:value-type="string" calcext:value-type="string">
            <text:p>(tile import geoportail?)</text:p>
          </table:table-cell>
        </table:table-row>
      </table:table>
      <table:table table:name="Stat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Test stats :</text:p>
          </table:table-cell>
        </table:table-row>
        <table:table-row table:style-name="ro2">
          <table:table-cell office:value-type="string" calcext:value-type="string">
            <text:p>https://lindeloev.github.io/tests-as-linear/</text:p>
          </table:table-cell>
        </table:table-row>
      </table:table>
      <table:table table:name="Misc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https://castel.dev/post/lecture-notes-1/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http://huet.blog.lemonde.fr/2019/03/25/cnrs-comment-gacher-les-talents/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fi</text:p>
          </table:table-cell>
        </table:table-row>
        <table:table-row table:style-name="ro2">
          <table:table-cell office:value-type="string" calcext:value-type="string">
            <text:p>http://tuvalu.santafe.edu/events/workshops/index.php/Background_Readings_CSSS16</text:p>
          </table:table-cell>
        </table:table-row>
        <table:table-row table:style-name="ro2">
          <table:table-cell office:value-type="string" calcext:value-type="string">
            <text:p>http://csc.ucdavis.edu/~chaos/chaos/pubs.ht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/00/0000</text:date>, <text:time style:data-style-name="N2" text:time-value="13:10:08.22316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19-03-28T13:10:46.909805000</dc:date>
    <meta:editing-duration>PT6M4S</meta:editing-duration>
    <meta:editing-cycles>8</meta:editing-cycles>
    <meta:generator>LibreOffice/5.4.6.2$MacOSX_X86_64 LibreOffice_project/4014ce260a04f1026ba855d3b8d91541c224eab8</meta:generator>
    <meta:document-statistic meta:table-count="4" meta:cell-count="14" meta:object-count="0"/>
  </office:meta>
</office:document-meta>
</file>